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9.6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#ff7b59"/>
      <style:text-properties fo:color="#000000"/>
    </style:style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, putt inn timene du brukte på å fikse checkbox her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 etter metoder for å hente ut dato som Date. Prøvde Calendar o.l, endte opp med SimpleDateFormat + sortering m.m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Finne bug som gjorde at items ble dupet når man gikk frem og tilbake flere ganger mellom fragments</text:p>
          </table:table-cell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7" office:value-type="string" calcext:value-type="string">
            <text:p>Dette tok utrolig lang tid å finne ut av fordi feilen lå et sted som det ikke var logisk å lete etter med det første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table:style-name="Default" office:value-type="string" calcext:value-type="string">
            <text:p>Funksjonalitet for å sjekke etter dato før items blir sendt til fridge</text:p>
          </table:table-cell>
          <table:table-cell table:style-name="Default"/>
          <table:table-cell table:style-name="Default" office:value-type="string" calcext:value-type="string">
            <text:p>??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ge til små UI funksjonaliteter (progressbar, items uten dato osv.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gfix med firebase etter login (Lastet ikke før aktiviteten ble refreshet)</text:p>
          </table:table-cell>
          <table:table-cell office:value-type="string" calcext:value-type="string">
            <text:p>?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3:05:12.117511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0-19T15:59:58Z</meta:creation-date>
    <dc:date>2018-11-21T03:10:04.761829570</dc:date>
    <meta:editing-cycles>22</meta:editing-cycles>
    <meta:editing-duration>PT2H48M58S</meta:editing-duration>
    <meta:document-statistic meta:table-count="1" meta:cell-count="113" meta:object-count="0"/>
  </office:meta>
</office:document-meta>
</file>